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vertical-align="middle" draw:auto-grow-height="false" fo:min-height="1.199cm" fo:min-width="1.67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myExtruded" draw:style-name="gr1" draw:text-style-name="P1" svg:width="4.425cm" svg:height="3.599cm" svg:x="3.579cm" svg:y="2.748cm">
     <text:p/>
     <draw:enhanced-geometry svg:viewBox="0 0 21600 21600" draw:extrusion="true" draw:extrusion-diffusion="100%" draw:extrusion-skew="50 -135" draw:text-areas="6722 8256 14878 15460" draw:glue-points="10800 0 0 8259 4200 21600 17400 21600 21600 8259" draw:type="star5" draw:enhanced-path="M 10797 0 L 8278 8256 0 8256 6722 13405 4198 21600 10797 16580 17401 21600 14878 13405 21600 8256 13321 8256 10797 0 Z N"/>
    </draw:custom-shape>Hell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opacity draw:name="Transparency_20_2" draw:display-name="Transparency 2" draw:style="linear" draw:start="50%" draw:end="0%" draw:angle="0deg" draw:border="0%">
      <loext:opacity-stop svg:offset="0" svg:stop-opacity="0.501960784313726"/>
      <loext:opacity-stop svg:offset="1" svg:stop-opacity="0"/>
    </draw:opacity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buildlo8/26.8.0.0.alpha0$Windows_X86_64 LibreOffice_project/2a149fcc6a1e378a6ee356ba032757a8b1b332ea
  </meta:generator>
    <meta:document-statistic meta:page-count="1" meta:table-count="0" meta:image-count="0" meta:object-count="0" meta:paragraph-count="1" meta:word-count="1" meta:character-count="5"/>
  </office:meta>
</office:document-meta>
</file>